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a3a1c" officeooo:paragraph-rsid="000a3a1c"/>
    </style:style>
    <style:style style:name="P2" style:family="paragraph" style:parent-style-name="Standard">
      <style:text-properties officeooo:rsid="000a3a1c" officeooo:paragraph-rsid="000b5200"/>
    </style:style>
    <style:style style:name="P3" style:family="paragraph" style:parent-style-name="Standard">
      <style:text-properties officeooo:rsid="000a3a1c" officeooo:paragraph-rsid="000d4380"/>
    </style:style>
    <style:style style:name="P4" style:family="paragraph" style:parent-style-name="Standard">
      <style:text-properties officeooo:rsid="000a3a1c" officeooo:paragraph-rsid="001242b7"/>
    </style:style>
    <style:style style:name="P5" style:family="paragraph" style:parent-style-name="Standard">
      <style:text-properties officeooo:rsid="000a3a1c" officeooo:paragraph-rsid="0013bf64"/>
    </style:style>
    <style:style style:name="P6" style:family="paragraph" style:parent-style-name="Standard">
      <style:text-properties officeooo:rsid="000a3a1c" officeooo:paragraph-rsid="00149cb9"/>
    </style:style>
    <style:style style:name="P7" style:family="paragraph" style:parent-style-name="Standard">
      <style:text-properties officeooo:rsid="000a3a1c" officeooo:paragraph-rsid="00155736"/>
    </style:style>
    <style:style style:name="P8" style:family="paragraph" style:parent-style-name="Standard">
      <style:text-properties officeooo:rsid="000a3a1c" officeooo:paragraph-rsid="00161ae2"/>
    </style:style>
    <style:style style:name="P9" style:family="paragraph" style:parent-style-name="Standard">
      <style:text-properties officeooo:rsid="000a3a1c" officeooo:paragraph-rsid="0017317d"/>
    </style:style>
    <style:style style:name="T1" style:family="text">
      <style:text-properties officeooo:rsid="000d4380"/>
    </style:style>
    <style:style style:name="T2" style:family="text">
      <style:text-properties officeooo:rsid="000e01d7"/>
    </style:style>
    <style:style style:name="T3" style:family="text">
      <style:text-properties officeooo:rsid="00104c78"/>
    </style:style>
    <style:style style:name="T4" style:family="text">
      <style:text-properties officeooo:rsid="001242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e Book</text:p>
      <text:p text:style-name="P1"/>
      <text:p text:style-name="P1">subject</text:p>
      <text:p text:style-name="P1"><text:tab/>Each row identifies the subject who performed the activity for each window sample. Its range is <text:tab/>from 1 to 30. </text:p>
      <text:p text:style-name="P1"/>
      <text:p text:style-name="P1">activity<text:tab/></text:p>
      <text:p text:style-name="P1"><text:tab/>1 WALKING</text:p>
      <text:p text:style-name="P1"><text:tab/>2 WALKING_UPSTAIRS</text:p>
      <text:p text:style-name="P1"><text:tab/>3 WALKING_DOWNSTAIRS</text:p>
      <text:p text:style-name="P1"><text:tab/>4 SITTING</text:p>
      <text:p text:style-name="P1"><text:tab/>5 STANDING</text:p>
      <text:p text:style-name="P1"><text:tab/>6 LAYING</text:p>
      <text:p text:style-name="P1"/>
      <text:p text:style-name="P2">tBodyAccMag-mean</text:p>
      <text:p text:style-name="P3"><text:tab/><text:span text:style-name="T1">the mean of body acceleration magnitude in the time domain signal </text:span></text:p>
      <text:p text:style-name="P3"><text:tab/><text:span text:style-name="T4">data were selected from accelerometer</text:span></text:p>
      <text:p text:style-name="P2"/>
      <text:p text:style-name="P2">tBodyAccMag-std</text:p>
      <text:p text:style-name="P4"><text:tab/><text:span text:style-name="T1">the standard deviation of body acceleration magnitude in the time domain signal</text:span></text:p>
      <text:p text:style-name="P4"><text:tab/><text:span text:style-name="T4">data were selected from accelerometer</text:span><text:tab/></text:p>
      <text:p text:style-name="P4"/>
      <text:p text:style-name="P2">tGravityAccMag-mean</text:p>
      <text:p text:style-name="P4"><text:tab/><text:span text:style-name="T1">the mean of gravity acceleration magnitude in the time domain signal</text:span></text:p>
      <text:p text:style-name="P4"><text:tab/><text:span text:style-name="T4">data were selected from accelerometer</text:span><text:tab/></text:p>
      <text:p text:style-name="P4"/>
      <text:p text:style-name="P2"><text:span text:style-name="T3">t</text:span>GravityAccMag-std</text:p>
      <text:p text:style-name="P4"><text:tab/><text:span text:style-name="T1">the standard deviation of gravity acceleration magnitude in the time domain signal</text:span></text:p>
      <text:p text:style-name="P4"><text:tab/><text:span text:style-name="T4">data were selected from accelerometer</text:span></text:p>
      <text:p text:style-name="P4"/>
      <text:p text:style-name="P2">tBodyAccJerkMag-mean</text:p>
      <text:p text:style-name="P4"><text:tab/><text:span text:style-name="T2">the mean of body linear acceleration were derived in time to obtain Jerk magnitude in the time <text:tab/>domain signal</text:span></text:p>
      <text:p text:style-name="P5"><text:tab/><text:span text:style-name="T4">data were selected from accelerometer</text:span></text:p>
      <text:p text:style-name="P4"/>
      <text:p text:style-name="P2">tBodyAccJerkMag-std</text:p>
      <text:p text:style-name="P4"><text:tab/><text:span text:style-name="T2">the standard deviation <text:s/>of body linear acceleration were derived in time to obtain Jerk magnitude in <text:tab/>the time domain signal</text:span></text:p>
      <text:p text:style-name="P5"><text:tab/><text:span text:style-name="T4">data were selected from accelerometer</text:span></text:p>
      <text:p text:style-name="P4"/>
      <text:p text:style-name="P2">tBodyGyroMag-mean</text:p>
      <text:p text:style-name="P4"><text:tab/><text:span text:style-name="T1">the mean of body acceleration magnitude in the time domain signal </text:span></text:p>
      <text:p text:style-name="P4"><text:tab/><text:span text:style-name="T4">data were selected from gyroscope</text:span></text:p>
      <text:p text:style-name="P4"/>
      <text:p text:style-name="P2">tBodyGyroMag-std</text:p>
      <text:p text:style-name="P4"><text:tab/><text:span text:style-name="T1">the standard deviation of body acceleration magnitude in the time domain signal </text:span></text:p>
      <text:p text:style-name="P4"><text:tab/><text:span text:style-name="T4">data were selected from gyroscope</text:span></text:p>
      <text:p text:style-name="P2"><text:soft-page-break/>tBodyGyroJerkMag-mean</text:p>
      <text:p text:style-name="P5"><text:tab/><text:span text:style-name="T2">the mean of body linear acceleration were derived in time to obtain Jerk magnitude in the time <text:tab/>domain signal</text:span></text:p>
      <text:p text:style-name="P5"><text:tab/><text:span text:style-name="T4">data were selected from gyroscope</text:span></text:p>
      <text:p text:style-name="P5"/>
      <text:p text:style-name="P2">tBodyGyroJerkMag-std</text:p>
      <text:p text:style-name="P5"><text:tab/><text:span text:style-name="T2">the standard deviation <text:s/>of body linear acceleration were derived in time to obtain Jerk magnitude in <text:tab/>the time domain signal</text:span></text:p>
      <text:p text:style-name="P5"><text:tab/><text:span text:style-name="T4">data were selected from gyroscope</text:span></text:p>
      <text:p text:style-name="P5"/>
      <text:p text:style-name="P2">fBodyAccMag-mean</text:p>
      <text:p text:style-name="P5"><text:tab/><text:span text:style-name="T1">the mean of body acceleration magnitude by applying a Fast Fourier Transformation to the signals</text:span></text:p>
      <text:p text:style-name="P5"><text:tab/><text:span text:style-name="T4">data were selected from accelerometer</text:span></text:p>
      <text:p text:style-name="P2"><text:tab/></text:p>
      <text:p text:style-name="P2">fBodyAccMag-std</text:p>
      <text:p text:style-name="P6"><text:tab/><text:span text:style-name="T1">the standard deviation of body acceleration magnitude by applying a Fast Fourier Transformation <text:tab/>to the signals</text:span></text:p>
      <text:p text:style-name="P6"><text:tab/><text:span text:style-name="T4">data were selected from accelerometer</text:span></text:p>
      <text:p text:style-name="P6"/>
      <text:p text:style-name="P2">fBodyBodyAccJerkMag-mean</text:p>
      <text:p text:style-name="P7"><text:tab/><text:span text:style-name="T2">the mean of body linear acceleration were derived in time to obtain Jerk magnitude by applying a <text:tab/>Fast Fourier Transformation to the signals</text:span></text:p>
      <text:p text:style-name="P7"><text:tab/><text:span text:style-name="T4">data were selected from accelerometer</text:span></text:p>
      <text:p text:style-name="P7"/>
      <text:p text:style-name="P2">fBodyBodyAccJerkMag-std</text:p>
      <text:p text:style-name="P8"><text:tab/><text:span text:style-name="T2">the standard deviation of body linear acceleration were derived in time to obtain Jerk magnitude by <text:tab/>applying a Fast Fourier Transformation to the signals</text:span></text:p>
      <text:p text:style-name="P8"><text:tab/><text:span text:style-name="T4">data were selected from accelerometer</text:span></text:p>
      <text:p text:style-name="P8"/>
      <text:p text:style-name="P2">fBodyBodyGyroMag-mean</text:p>
      <text:p text:style-name="P9"><text:tab/><text:span text:style-name="T1">the mean of body acceleration magnitude by applying a Fast Fourier Transformation to the signals</text:span></text:p>
      <text:p text:style-name="P9"><text:tab/><text:span text:style-name="T4">data were selected from gyroscope</text:span></text:p>
      <text:p text:style-name="P9"/>
      <text:p text:style-name="P2">fBodyBodyGyroMag-std</text:p>
      <text:p text:style-name="P9"><text:tab/><text:span text:style-name="T1">the standard deviation of body acceleration magnitude by applying a Fast Fourier Transformation <text:tab/>to the signals</text:span></text:p>
      <text:p text:style-name="P9"><text:tab/><text:span text:style-name="T4">data were selected from gyroscope</text:span></text:p>
      <text:p text:style-name="P9"/>
      <text:p text:style-name="P2">fBodyBodyGyroJerkMag-mean</text:p>
      <text:p text:style-name="P9"><text:tab/><text:span text:style-name="T2">the mean of body linear acceleration were derived in time to obtain Jerk magnitude by applying a <text:tab/>Fast Fourier Transformation to the signals</text:span></text:p>
      <text:p text:style-name="P9"><text:tab/><text:span text:style-name="T4">data were selected from gyroscope</text:span></text:p>
      <text:p text:style-name="P9"/>
      <text:p text:style-name="P2">fBodyBodyGyroJerkMag-std</text:p>
      <text:p text:style-name="P9"><text:tab/><text:span text:style-name="T2">the standard deviation of body linear acceleration were derived in time to obtain Jerk magnitude by <text:tab/>applying a Fast Fourier Transformation to the signals</text:span></text:p>
      <text:p text:style-name="P9"><text:tab/><text:span text:style-name="T4">data were selected from gyroscope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gling Hettinger</meta:initial-creator>
    <meta:creation-date>2014-04-22T10:18:41.598228161</meta:creation-date>
    <dc:date>2014-04-22T10:46:41.993675720</dc:date>
    <dc:creator>Mengling Hettinger</dc:creator>
    <meta:editing-duration>PT23M35S</meta:editing-duration>
    <meta:editing-cycles>17</meta:editing-cycles>
    <meta:generator>LibreOffice/4.1.3.2$Linux_X86_64 LibreOffice_project/410m0$Build-2</meta:generator>
    <meta:document-statistic meta:table-count="0" meta:image-count="0" meta:object-count="0" meta:page-count="2" meta:paragraph-count="65" meta:word-count="447" meta:character-count="3153" meta:non-whitespace-character-count="2701"/>
  </office:meta>
</office:document-meta>
</file>